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solid #000000" fo:border-right="0.99pt solid #000000" fo:border-top="none"/>
    </style:style>
    <style:style style:name="ce3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99pt solid #000000" fo:border-right="0.74pt solid #000000" fo:border-top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99pt solid #000000" fo:border-right="0.74pt solid #000000" fo:border-top="0.74pt solid #000000"/>
    </style:style>
    <style:style style:name="ce7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99pt solid #000000" fo:border-top="0.99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23" style:family="table-cell" style:parent-style-name="Default">
      <style:table-cell-properties fo:border-bottom="0.99pt solid #000000" fo:border-left="0.74pt solid #000000" fo:border-right="0.99pt solid #000000" fo:border-top="0.74pt solid #000000"/>
    </style:style>
  </office:automatic-styles>
  <office:body>
    <office:spreadsheet>
      <table:calculation-settings table:automatic-find-labels="false"/>
      <table:table table:name="ENS names" table:style-name="ta1">
        <table:table-column table:style-name="co1" table:default-cell-style-name="ce6"/>
        <table:table-column table:style-name="co2" table:number-columns-repeated="2" table:default-cell-style-name="ce13"/>
        <table:table-column table:style-name="co2" table:default-cell-style-name="ce22"/>
        <table:table-column table:style-name="co2" table:number-columns-repeated="2" table:default-cell-style-name="ce13"/>
        <table:table-column table:style-name="co2" table:default-cell-style-name="ce22"/>
        <table:table-row table:style-name="ro1">
          <table:table-cell table:style-name="ce1" office:value-type="string" calcext:value-type="string">
            <text:p>Name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almonit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epesza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ortalnetwork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onkybrain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badger.merklework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amoebacore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Rinkebywhale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hozt.portalnetworkweb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christophershen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hyrextsai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ycrypto.dappnode.eth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MyEtherWallet.eth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game.portalnetwork.eth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4" table:number-rows-spanned="1">
            <text:p>unknown sites or experiements found with scanning the blockchain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3" table:number-rows-spanned="1">
            <text:p>ipfs</text:p>
          </table:table-cell>
          <table:covered-table-cell table:number-columns-repeated="2" table:style-name="ce12"/>
          <table:table-cell table:style-name="ce21" office:value-type="string" calcext:value-type="string" table:number-columns-spanned="4" table:number-rows-spanned="1">
            <text:p>ENS node</text:p>
          </table:table-cell>
          <table:covered-table-cell table:number-columns-repeated="2" table:style-name="ce12"/>
          <table:covered-table-cell table:style-name="ce21"/>
        </table:table-row>
        <table:table-row table:style-name="ro1">
          <table:table-cell office:value-type="string" calcext:value-type="string" table:number-columns-spanned="3" table:number-rows-spanned="1">
            <text:p>QmNxpPDsfY4vTm1VR1rzLJaZA7sfzyESdrPXNWbqqabW1a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e5c54792f972e77a614e5f53be7afc5a5adf701160c6d79bcdbed3736a802b7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cykvUsUHTwFi66kdzWJMshmzVquocp8Kt3i8dXCRq5r8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7525fb05e4ab2e6ac2017026e5f501af3eb7b3effb7f2fbd3835544e4d51e83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VCTEwTrTpyWeAiUsaotMApujwXecJ48zNKH9Uv9sEBB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30f1877aa5c5472973d6cfde43bf3d38359b4b7c023a7912883cf825a73d53e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RAQB6YaCyidP37UdDnjFY5vQuiBrcqdyoW1CuDgwxkD4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cfacab191af8380749b1c27917a2764c16f608096a390b39f17d4a50978ee6d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eDddsCDHhrkw7ndkPjDLhNAUBKYrAKQiYSRQosP49ZYB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9a02aacd052adb363cf0ad1fbf32f9f76889a518b05d891d1b03ff1d9c1657e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S4ustL54uo8FzR9455qaxZwuMiUhyvMcX9Ba8nUH4uVv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157b15ed63034b8d66ed18a14de6213c7aa472e45e17c06fd5314ac60dbdeac1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Ui81RqNSoA7giBv2UZ9woQQiEr9pfgsZBYC5BxkJwJ6v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cb72d03af64bb677098b3cc52ea4610e7ebb4e1dcd7f7792432aac6cc70bf37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oaFB2tsXa4YWNERQsypnxuQU84Dz4sw1jDB6DGcGwRH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c42295a67d7c4d8654b27a0063c445decbb11b454fbc03fcc58d7f96ea7fd67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WD769euu5uy7gjzUZJD3Zeb27ky2MtFzT24c6uCcg3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4d5414bb05a2c7bd219f8c9e77a70d9e02454b24fc84e17cc98d79d924e4dae6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2V777o5XvJbYMeMb8k2nU5f8d3ciUQ5YpYuWhzv8iDj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31c84018fe48fc01b1866f320b86f76ec1d422098cdc8e0e98652965824d521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TcS3YYT61mUyJEg6b7MycshiKnE9BiDfbsicwB4SCH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069756c0e6a8777a8c0dc0d9c5cce83105e576c3546e8f7ed1fc47109a269e6b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aDwqZm4GTmHY7MwuGZoWnQSgpSmwb8nKDZZPQgthSzDF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02c128883ef2a757af0bbaaa80d468a01cd7608250d5fc3974ed9c42955f790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YwAPJzv5CZsnA625s3Xf2nemtYgPpHdWEz79ojWnPbd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9a419dccd204b617bbcf1e20eba0c62b0cd7152fa83023cea4b10178fb9539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w6a8D3EnGRJtGVkEW6uwLP7WQckR4Gx89iMakfXaxK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fca622bef71134abe09daacd8df76708d27b3a19e355f24ee668829adc220e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ey27rzxLAfukEFRuYkhSoW5V8oLbpHZJQ9nfJkcBUva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fff0a6cc19570fd2d415151542c50908090bd7db3aaee21c1e05eb52366c4e9f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TEBPdNxJFFsH1wRE3YeWHREWDiSex8xhgTnqknyxWgu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f439007c07376d22f24cbe0142fccc9425d7b1cd4cc56b4f562290f910c83c6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kaZhJfFyfaGd334MUN6LRNkUE16pAuPwbgrNDe28fes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66bfb91ebbfd1ac58712a6c541f70d42af281c058663c71e9e5d5069a681400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SS9nRTZRV5RB7cSp2v6cxCVHhy8D6Kfr2ikAR4jds46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20aea03fe23625fe8815b42f69ee164281086d939cb87fc8b398d12315a5432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eriuiwQLjHpEqHRp2FV9RdpQ2bNSREmxJi3KiAxytm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769d9373ae7ef4533d23c641d3da3f9d066c17fcfe7e105ee173711e838d5ee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23b05ea816c492ffa753755fc0acd79feff7f957bfcfa8879de7e800d6361e4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Xnnme2tC1JVxvHMM52xwy1gDfZnymrA1soTwiMTLqRK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ddb07b9077f3205b2a67a9ef5d1157e888bd80b74e5acdc8dca36ccf2acabd8</text:p>
          </table:table-cell>
          <table:covered-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 table:style-name="ce14"/>
          <table:table-cell table:style-name="ce23" office:value-type="string" calcext:value-type="string" table:number-columns-spanned="4" table:number-rows-spanned="1">
            <text:p>0xac3ab696061345d6c2595d7630e38ebae403b8d05e31be5d44aa073ea0f3e447</text:p>
          </table:table-cell>
          <table:covered-table-cell table:number-columns-repeated="2" table:style-name="ce14"/>
          <table:covered-table-cell table:style-name="ce23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8" office:value-type="string" calcext:value-type="string" table:number-columns-spanned="3" table:number-rows-spanned="1">
            <text:p>Looking for ENS name</text:p>
          </table:table-cell>
          <table:covered-table-cell table:style-name="ce15"/>
          <table:covered-table-cell table:style-name="ce17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9" office:value-type="string" calcext:value-type="string">
            <text:p>check</text:p>
          </table:table-cell>
          <table:table-cell table:style-name="ce4" office:value-type="string" calcext:value-type="string">
            <text:p>ENS node</text:p>
          </table:table-cell>
          <table:table-cell table:style-name="ce18" office:value-type="string" calcext:value-type="string">
            <text:p>ipfs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10" office:value-type="string" calcext:value-type="string">
            <text:p>dappnode</text:p>
          </table:table-cell>
          <table:table-cell table:style-name="Default" office:value-type="string" calcext:value-type="string">
            <text:p>0x4d5414bb05a2c7bd219f8c9e77a70d9e02454b24fc84e17cc98d79d924e4dae6</text:p>
          </table:table-cell>
          <table:table-cell table:style-name="ce19" office:value-type="string" calcext:value-type="string">
            <text:p>QmdWD769euu5uy7gjzUZJD3Zeb27ky2MtFzT24c6uCcg3G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11"/>
          <table:table-cell table:style-name="ce16" office:value-type="string" calcext:value-type="string">
            <text:p>0xafca622bef71134abe09daacd8df76708d27b3a19e355f24ee668829adc220ee</text:p>
          </table:table-cell>
          <table:table-cell table:style-name="ce20" office:value-type="string" calcext:value-type="string">
            <text:p>QmXw6a8D3EnGRJtGVkEW6uwLP7WQckR4Gx89iMakfXaxKG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02:11:47.956150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al Ron</meta:initial-creator>
    <meta:creation-date>2019-05-10T16:18:25.504850827</meta:creation-date>
    <dc:date>2019-05-13T02:11:55.253520121</dc:date>
    <dc:creator>Eyal Ron</dc:creator>
    <meta:editing-duration>PT12M36S</meta:editing-duration>
    <meta:editing-cycles>4</meta:editing-cycles>
    <meta:generator>LibreOffice/5.1.6.2$Linux_X86_64 LibreOffice_project/10m0$Build-2</meta:generator>
    <meta:document-statistic meta:table-count="1" meta:cell-count="70" meta:object-count="0"/>
  </office:meta>
</office:document-meta>
</file>